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mostras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grupos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2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1:33:59.8468088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Vinicius Monteiro Araujo</meta:initial-creator>
    <meta:creation-date>2016-07-25T11:23:01.981383418</meta:creation-date>
    <dc:date>2016-07-25T11:34:15.931749385</dc:date>
    <dc:creator>Marcos Vinicius Monteiro Araujo</dc:creator>
    <meta:editing-duration>PT7M24S</meta:editing-duration>
    <meta:editing-cycles>2</meta:editing-cycles>
    <meta:generator>LibreOffice/5.1.4.2$Linux_X86_64 LibreOffice_project/10m0$Build-2</meta:generator>
    <meta:document-statistic meta:table-count="1" meta:cell-count="19" meta:object-count="0"/>
  </office:meta>
</office:document-meta>
</file>